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.checkSubscriptionStatus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scribe.init( ICommandListservManager commandListservManager ,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scribe.onCommand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